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1ccbc" officeooo:paragraph-rsid="0011ccbc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1ccbc" officeooo:paragraph-rsid="0011ccbc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11ccbc" officeooo:paragraph-rsid="0011ccbc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ccbc" officeooo:paragraph-rsid="0011ccbc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ccbc" officeooo:paragraph-rsid="0011ccbc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-4</text:p>
      <text:p text:style-name="P2"/>
      <text:p text:style-name="P3">1)TEST INHERITANCE:-</text:p>
      <text:p text:style-name="P3"/>
      <text:p text:style-name="P3">OUTPUT:-</text:p>
      <text:p text:style-name="P3"/>
      <text:p text:style-name="P4">ENTER THE DETAILS OF EMPLOYEE</text:p>
      <text:p text:style-name="P4">Enter the name <text:s text:c="10"/>: Selvi</text:p>
      <text:p text:style-name="P4">Enter the address <text:s text:c="7"/>: 23,Cross Street</text:p>
      <text:p text:style-name="P4">Enter the empid <text:s text:c="9"/>: 8</text:p>
      <text:p text:style-name="P4">Enter the department <text:s text:c="4"/>: CSE</text:p>
      <text:p text:style-name="P4">Enter the basic pay <text:s text:c="5"/>: 55,000</text:p>
      <text:p text:style-name="P4"/>
      <text:p text:style-name="P4">---------------------------------------</text:p>
      <text:p text:style-name="P4"/>
      <text:p text:style-name="P4">ENTER THE DETAILS OF FACULTY</text:p>
      <text:p text:style-name="P4">Enter the name <text:s text:c="10"/>: Sam</text:p>
      <text:p text:style-name="P4">Enter the address <text:s text:c="7"/>: 4,Church Street</text:p>
      <text:p text:style-name="P4">Enter the empid <text:s text:c="9"/>: 6</text:p>
      <text:p text:style-name="P4">Enter the department <text:s text:c="4"/>: IT</text:p>
      <text:p text:style-name="P4">Enter the basic pay <text:s text:c="5"/>: 55,000</text:p>
      <text:p text:style-name="P4">Enter the designation <text:s text:c="3"/>: Asst.Proff</text:p>
      <text:p text:style-name="P4">Enter the course <text:s text:c="8"/>: DBMS</text:p>
      <text:p text:style-name="P4"/>
      <text:p text:style-name="P4">---------------------------------------</text:p>
      <text:p text:style-name="P4"/>
      <text:p text:style-name="P4">ENTER THE DETAILS OF RESEARCH ASSISTANT</text:p>
      <text:p text:style-name="P4">Enter the name <text:s text:c="10"/>: Tina</text:p>
      <text:p text:style-name="P4">Enter the address <text:s text:c="7"/>: 5,Lake Street</text:p>
      <text:p text:style-name="P4">Enter the empid <text:s text:c="9"/>: 10</text:p>
      <text:p text:style-name="P4">Enter the department <text:s text:c="4"/>: CSE</text:p>
      <text:p text:style-name="P4">Enter the basic pay <text:s text:c="5"/>: 55,000</text:p>
      <text:p text:style-name="P4">Enter the project <text:s text:c="7"/>: Coding</text:p>
      <text:p text:style-name="P4">Enter the course <text:s text:c="8"/>: AI</text:p>
      <text:p text:style-name="P4">Enter marks[3] <text:s text:c="10"/>: 56</text:p>
      <text:p text:style-name="P4">78</text:p>
      <text:p text:style-name="P4">89</text:p>
      <text:p text:style-name="P4"/>
      <text:p text:style-name="P4">********************************************</text:p>
      <text:p text:style-name="P4"/>
      <text:p text:style-name="P4">DETAILS OF EMPLOYEE</text:p>
      <text:p text:style-name="P4">Name <text:s text:c="8"/>: Selvi</text:p>
      <text:p text:style-name="P4">Address <text:s text:c="5"/>: 23,Cross Street</text:p>
      <text:p text:style-name="P4">Emp ID <text:s text:c="6"/>: 8</text:p>
      <text:p text:style-name="P4">Department <text:s text:c="2"/>: CSE</text:p>
      <text:p text:style-name="P4">Basic <text:s text:c="7"/>: 55000</text:p>
      <text:p text:style-name="P4"/>
      <text:p text:style-name="P4"/>
      <text:p text:style-name="P4">********************************************</text:p>
      <text:p text:style-name="P4"/>
      <text:p text:style-name="P4">DETAILS OF FACULTY</text:p>
      <text:p text:style-name="P4"><text:soft-page-break/>Name <text:s text:c="8"/>: Sam</text:p>
      <text:p text:style-name="P4">Address <text:s text:c="5"/>: 4,Church Street</text:p>
      <text:p text:style-name="P4">Emp ID <text:s text:c="6"/>: 6</text:p>
      <text:p text:style-name="P4">Department <text:s text:c="2"/>: IT</text:p>
      <text:p text:style-name="P4">Basic <text:s text:c="7"/>: 55000</text:p>
      <text:p text:style-name="P4">Designation <text:s/>: Asst.Proff</text:p>
      <text:p text:style-name="P4">Course <text:s text:c="6"/>: DBMS</text:p>
      <text:p text:style-name="P4"/>
      <text:p text:style-name="P4"/>
      <text:p text:style-name="P4">********************************************</text:p>
      <text:p text:style-name="P4"/>
      <text:p text:style-name="P4">DETAILS OF RESEARCH ASSISTANT</text:p>
      <text:p text:style-name="P4">Name <text:s text:c="8"/>: Tina</text:p>
      <text:p text:style-name="P4">Address <text:s text:c="5"/>: 5,Lake Street</text:p>
      <text:p text:style-name="P4">Emp ID <text:s text:c="6"/>: 10</text:p>
      <text:p text:style-name="P4">Department <text:s text:c="2"/>: CSE</text:p>
      <text:p text:style-name="P4">Basic <text:s text:c="7"/>: 55000</text:p>
      <text:p text:style-name="P4">Project <text:s text:c="5"/>: Coding</text:p>
      <text:p text:style-name="P4">Course <text:s text:c="6"/>: AI</text:p>
      <text:p text:style-name="P4">Marks <text:s text:c="7"/>: 56.0 78.0 89.0</text:p>
      <text:p text:style-name="P4">CGPA <text:s text:c="8"/>: 7.4333334</text:p>
      <text:p text:style-name="P4"/>
      <text:p text:style-name="P4">Salary of employee: 84425.0</text:p>
      <text:p text:style-name="P4">Salary of Faculty : 77275.0</text:p>
      <text:p text:style-name="P4">Salary of Research Assistant : 65175.0</text:p>
      <text:p text:style-name="P4"/>
      <text:p text:style-name="P4"/>
      <text:p text:style-name="P4"/>
      <text:p text:style-name="P1">2)TEST SHAPE</text:p>
      <text:p text:style-name="P1"/>
      <text:p text:style-name="P1">OUTPUT:-</text:p>
      <text:p text:style-name="P1"/>
      <text:p text:style-name="P5">Enter shape </text:p>
      <text:p text:style-name="P5">1)Circle </text:p>
      <text:p text:style-name="P5">2)Rectangle </text:p>
      <text:p text:style-name="P5">3)Square</text:p>
      <text:p text:style-name="P5">4)Exit</text:p>
      <text:p text:style-name="P5">enter choice: </text:p>
      <text:p text:style-name="P5">1</text:p>
      <text:p text:style-name="P5"><text:tab/><text:tab/>ENTER DETAILS OF CIRCLE</text:p>
      <text:p text:style-name="P5"><text:tab/><text:tab/>-----------------------</text:p>
      <text:p text:style-name="P5">Enter the radius <text:s text:c="3"/>: 4</text:p>
      <text:p text:style-name="P5">Enter the color <text:s text:c="4"/>: White</text:p>
      <text:p text:style-name="P5"/>
      <text:p text:style-name="P5"/>
      <text:p text:style-name="P5">Color: red</text:p>
      <text:p text:style-name="P5">Radius: 1.0</text:p>
      <text:p text:style-name="P5">Area: 3.14</text:p>
      <text:p text:style-name="P5">Perimeter: 6.28</text:p>
      <text:p text:style-name="P5">******************************</text:p>
      <text:p text:style-name="P5"/>
      <text:p text:style-name="P5"/>
      <text:p text:style-name="P5"><text:soft-page-break/>Color: red</text:p>
      <text:p text:style-name="P5">Radius: 4.0</text:p>
      <text:p text:style-name="P5">Area: 50.24</text:p>
      <text:p text:style-name="P5">Perimeter: 25.12</text:p>
      <text:p text:style-name="P5">******************************</text:p>
      <text:p text:style-name="P5"/>
      <text:p text:style-name="P5"/>
      <text:p text:style-name="P5">Color: White</text:p>
      <text:p text:style-name="P5">Radius: 4.0</text:p>
      <text:p text:style-name="P5">Area: 50.24</text:p>
      <text:p text:style-name="P5">Perimeter: 25.12</text:p>
      <text:p text:style-name="P5">******************************</text:p>
      <text:p text:style-name="P5"/>
      <text:p text:style-name="P5">Enter shape </text:p>
      <text:p text:style-name="P5">1)Circle </text:p>
      <text:p text:style-name="P5">2)Rectangle </text:p>
      <text:p text:style-name="P5">3)Square</text:p>
      <text:p text:style-name="P5">4)Exit</text:p>
      <text:p text:style-name="P5">enter choice: </text:p>
      <text:p text:style-name="P5">2</text:p>
      <text:p text:style-name="P5"/>
      <text:p text:style-name="P5"><text:tab/><text:tab/>ENTER DETAILS OF RECTANGLE</text:p>
      <text:p text:style-name="P5"><text:tab/><text:tab/>--------------------------</text:p>
      <text:p text:style-name="P5">Enter the length <text:s text:c="3"/>: 5</text:p>
      <text:p text:style-name="P5">Enter the width <text:s text:c="4"/>: 6</text:p>
      <text:p text:style-name="P5">Enter the color <text:s text:c="4"/>: Green</text:p>
      <text:p text:style-name="P5"/>
      <text:p text:style-name="P5"/>
      <text:p text:style-name="P5">Color: red</text:p>
      <text:p text:style-name="P5">Width: 1.0</text:p>
      <text:p text:style-name="P5">Length: 1.0</text:p>
      <text:p text:style-name="P5">Area: 1.0</text:p>
      <text:p text:style-name="P5">Perimeter: 4.0</text:p>
      <text:p text:style-name="P5">******************************</text:p>
      <text:p text:style-name="P5"/>
      <text:p text:style-name="P5"/>
      <text:p text:style-name="P5">Color: red</text:p>
      <text:p text:style-name="P5">Width: 6.0</text:p>
      <text:p text:style-name="P5">Length: 5.0</text:p>
      <text:p text:style-name="P5">Area: 30.0</text:p>
      <text:p text:style-name="P5">Perimeter: 22.0</text:p>
      <text:p text:style-name="P5">******************************</text:p>
      <text:p text:style-name="P5"/>
      <text:p text:style-name="P5"/>
      <text:p text:style-name="P5">Color: Green</text:p>
      <text:p text:style-name="P5">Width: 6.0</text:p>
      <text:p text:style-name="P5">Length: 5.0</text:p>
      <text:p text:style-name="P5">Area: 30.0</text:p>
      <text:p text:style-name="P5">Perimeter: 22.0</text:p>
      <text:p text:style-name="P5">******************************</text:p>
      <text:p text:style-name="P5"/>
      <text:p text:style-name="P5">Enter shape </text:p>
      <text:p text:style-name="P5"><text:soft-page-break/>1)Circle </text:p>
      <text:p text:style-name="P5">2)Rectangle </text:p>
      <text:p text:style-name="P5">3)Square</text:p>
      <text:p text:style-name="P5">4)Exit</text:p>
      <text:p text:style-name="P5">enter choice: </text:p>
      <text:p text:style-name="P5">3</text:p>
      <text:p text:style-name="P5"/>
      <text:p text:style-name="P5"><text:tab/><text:tab/>ENTER DETAILS OF SQUARE</text:p>
      <text:p text:style-name="P5"><text:tab/><text:tab/>-----------------------</text:p>
      <text:p text:style-name="P5">Enter the side <text:s text:c="5"/>: 3</text:p>
      <text:p text:style-name="P5">Enter the color <text:s text:c="4"/>: Black</text:p>
      <text:p text:style-name="P5"/>
      <text:p text:style-name="P5"/>
      <text:p text:style-name="P5">Color: red</text:p>
      <text:p text:style-name="P5">Side: 1.0</text:p>
      <text:p text:style-name="P5">Area: 1.0</text:p>
      <text:p text:style-name="P5">Perimeter: 4.0</text:p>
      <text:p text:style-name="P5">******************************</text:p>
      <text:p text:style-name="P5"/>
      <text:p text:style-name="P5"/>
      <text:p text:style-name="P5">Color: red</text:p>
      <text:p text:style-name="P5">Side: 3.0</text:p>
      <text:p text:style-name="P5">Area: 9.0</text:p>
      <text:p text:style-name="P5">Perimeter: 12.0</text:p>
      <text:p text:style-name="P5">******************************</text:p>
      <text:p text:style-name="P5"/>
      <text:p text:style-name="P5"/>
      <text:p text:style-name="P5">Color: Black</text:p>
      <text:p text:style-name="P5">Side: 3.0</text:p>
      <text:p text:style-name="P5">Area: 9.0</text:p>
      <text:p text:style-name="P5">Perimeter: 12.0</text:p>
      <text:p text:style-name="P5">******************************</text:p>
      <text:p text:style-name="P5"/>
      <text:p text:style-name="P5">Enter shape </text:p>
      <text:p text:style-name="P5">1)Circle </text:p>
      <text:p text:style-name="P5">2)Rectangle </text:p>
      <text:p text:style-name="P5">3)Square</text:p>
      <text:p text:style-name="P5">4)Exit</text:p>
      <text:p text:style-name="P5">enter choice: </text:p>
      <text:p text:style-name="P5">4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9:55:58.744966959</meta:creation-date>
    <dc:date>2019-08-28T20:06:56.566092412</dc:date>
    <meta:editing-duration>PT43S</meta:editing-duration>
    <meta:editing-cycles>1</meta:editing-cycles>
    <meta:document-statistic meta:table-count="0" meta:image-count="0" meta:object-count="0" meta:page-count="4" meta:paragraph-count="151" meta:word-count="404" meta:character-count="2908" meta:non-whitespace-character-count="2342"/>
    <meta:generator>LibreOffice/6.0.7.3$Linux_X86_64 LibreOffice_project/00m0$Build-3</meta:generator>
  </office:meta>
</office:document-meta>
</file>